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428" fo:border="0.06pt solid #000000"/>
    </style:style>
    <style:style style:name="ce3" style:family="table-cell" style:parent-style-name="Default">
      <style:table-cell-properties fo:background-color="#ff5429" fo:border="0.06pt solid #000000"/>
    </style:style>
    <style:style style:name="ce4" style:family="table-cell" style:parent-style-name="Default">
      <style:table-cell-properties fo:background-color="#d62e4e" fo:border="0.06pt solid #000000"/>
    </style:style>
    <style:style style:name="ce5" style:family="table-cell" style:parent-style-name="Default">
      <style:table-cell-properties fo:background-color="#3465a4" fo:border="0.06pt solid #000000"/>
    </style:style>
    <style:style style:name="ce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27">
      <style:table-cell-properties fo:background-color="#ffd428" fo:border="0.06pt solid #000000"/>
    </style:style>
    <style:style style:name="ce8" style:family="table-cell" style:parent-style-name="Default" style:data-style-name="N127">
      <style:table-cell-properties fo:background-color="#ff5429" fo:border="0.06pt solid #000000"/>
    </style:style>
    <style:style style:name="ce9" style:family="table-cell" style:parent-style-name="Default" style:data-style-name="N127">
      <style:table-cell-properties fo:background-color="#d62e4e" fo:border="0.06pt solid #000000"/>
    </style:style>
    <style:style style:name="ce10" style:family="table-cell" style:parent-style-name="Default" style:data-style-name="N127">
      <style:table-cell-properties fo:background-color="#3465a4" fo:border="0.06pt solid #000000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8"/>
    <style:style style:name="ce1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21mm" svg:height="129.36mm" svg:x="0.01mm" svg:y="95.34mm">
            <draw:object draw:notify-on-update-of-ranges="Sheet1.G2:Sheet1.G6 Sheet1.A2:Sheet1.A2 Sheet1.F2:Sheet1.F6 Sheet1.G17:Sheet1.G21 Sheet1.A17:Sheet1.A17 Sheet1.F17:Sheet1.F21 Sheet1.G12:Sheet1.G15 Sheet1.A12:Sheet1.A12 Sheet1.F12:Sheet1.F15 Sheet1.G7:Sheet1.G10 Sheet1.A7:Sheet1.A7 Sheet1.F7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ipe</text:p>
          </table:table-cell>
          <table:table-cell table:style-name="ce6" office:value-type="string" calcext:value-type="string">
            <text:p>S.No</text:p>
          </table:table-cell>
          <table:table-cell table:style-name="ce6" office:value-type="string" calcext:value-type="string">
            <text:p>Pressure drop(Pa)</text:p>
          </table:table-cell>
          <table:table-cell table:style-name="ce6" office:value-type="string" calcext:value-type="string">
            <text:p>Discharge (Q)</text:p>
          </table:table-cell>
          <table:table-cell table:style-name="ce6" office:value-type="string" calcext:value-type="string">
            <text:p>Velocity (V)</text:p>
          </table:table-cell>
          <table:table-cell table:style-name="ce1" office:value-type="string" calcext:value-type="string">
            <text:p>f(exp)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f(Cole brook relation)</text:p>
          </table:table-cell>
          <table:table-cell table:style-name="ce11" office:value-type="string" calcext:value-type="string">
            <text:p>f(Moody’s char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mm SS pipe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1.4" calcext:value-type="float">
            <text:p>1.4</text:p>
          </table:table-cell>
          <table:table-cell table:formula="of:=0.001*[.D2]/(60*[.$A$4])" office:value-type="float" office:value="2.4264482863209" calcext:value-type="float">
            <text:p>2.4264</text:p>
          </table:table-cell>
          <table:table-cell table:formula="of:=((2*100*[.$A$3]*[.C2])/([.E2]*[.E2]))" office:value-type="float" office:value="0.019260651571875" calcext:value-type="float">
            <text:p>0.0193</text:p>
          </table:table-cell>
          <table:table-cell table:formula="of:=(10000000*[.E2]*[.$A$3])/8.9" office:value-type="float" office:value="9542.21236193611" calcext:value-type="float">
            <text:p>9542.21236193611</text:p>
          </table:table-cell>
          <table:table-cell table:number-columns-repeated="2" office:value-type="float" office:value="0.037" calcext:value-type="float">
            <text:p>0.037</text:p>
          </table:table-cell>
          <table:table-cell table:style-name="ce2" table:number-columns-repeated="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2" calcext:value-type="float">
            <text:p>2</text:p>
          </table:table-cell>
          <table:table-cell office:value-type="float" office:value="0.114" calcext:value-type="float">
            <text:p>0.114</text:p>
          </table:table-cell>
          <table:table-cell office:value-type="float" office:value="1.1" calcext:value-type="float">
            <text:p>1.1</text:p>
          </table:table-cell>
          <table:table-cell table:formula="of:=0.001*[.D3]/(60*[.$A$4])" office:value-type="float" office:value="1.90649508210928" calcext:value-type="float">
            <text:p>1.9065</text:p>
          </table:table-cell>
          <table:table-cell table:formula="of:=((2*100*[.$A$3]*[.C3])/([.E3]*[.E3]))" office:value-type="float" office:value="0.0219549024957645" calcext:value-type="float">
            <text:p>0.0220</text:p>
          </table:table-cell>
          <table:table-cell table:formula="of:=(10000000*[.E3]*[.$A$3])/8.9" office:value-type="float" office:value="7497.45257009266" calcext:value-type="float">
            <text:p>7497.45257009266</text:p>
          </table:table-cell>
          <table:table-cell table:number-columns-repeated="2" office:value-type="float" office:value="0.038" calcext:value-type="float">
            <text:p>0.038</text:p>
          </table:table-cell>
          <table:table-cell table:style-name="ce2" table:number-columns-repeated="4"/>
        </table:table-row>
        <table:table-row table:style-name="ro1">
          <table:table-cell table:formula="of:=3.14*([.A3]^2)/4" office:value-type="float" office:value="0.00000961625" calcext:value-type="float">
            <text:p>9.61625E-0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0.001*[.D4]/(60*[.$A$4])" office:value-type="float" office:value="1.73317734737207" calcext:value-type="float">
            <text:p>1.7332</text:p>
          </table:table-cell>
          <table:table-cell table:formula="of:=((2*100*[.$A$3]*[.C4])/([.E4]*[.E4]))" office:value-type="float" office:value="0.02330301054375" calcext:value-type="float">
            <text:p>0.0233</text:p>
          </table:table-cell>
          <table:table-cell table:formula="of:=(10000000*[.E4]*[.$A$3])/8.9" office:value-type="float" office:value="6815.86597281151" calcext:value-type="float">
            <text:p>6815.86597281151</text:p>
          </table:table-cell>
          <table:table-cell table:number-columns-repeated="2" office:value-type="float" office:value="0.039" calcext:value-type="float">
            <text:p>0.039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4" calcext:value-type="float">
            <text:p>0.064</text:p>
          </table:table-cell>
          <table:table-cell office:value-type="float" office:value="0.7" calcext:value-type="float">
            <text:p>0.7</text:p>
          </table:table-cell>
          <table:table-cell table:formula="of:=0.001*[.D5]/(60*[.$A$4])" office:value-type="float" office:value="1.21322414316045" calcext:value-type="float">
            <text:p>1.2132</text:p>
          </table:table-cell>
          <table:table-cell table:formula="of:=((2*100*[.$A$3]*[.C5])/([.E5]*[.E5]))" office:value-type="float" office:value="0.0304365852" calcext:value-type="float">
            <text:p>0.0304</text:p>
          </table:table-cell>
          <table:table-cell table:formula="of:=(10000000*[.E5]*[.$A$3])/8.9" office:value-type="float" office:value="4771.10618096806" calcext:value-type="float">
            <text:p>4771.10618096806</text:p>
          </table:table-cell>
          <table:table-cell table:number-columns-repeated="2" office:value-type="float" office:value="0.042" calcext:value-type="float">
            <text:p>0.042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formula="of:=0.001*[.D6]/(60*[.$A$4])" office:value-type="float" office:value="1.03990640842324" calcext:value-type="float">
            <text:p>1.0399</text:p>
          </table:table-cell>
          <table:table-cell table:formula="of:=((2*100*[.$A$3]*[.C6])/([.E6]*[.E6]))" office:value-type="float" office:value="0.032365292421875" calcext:value-type="float">
            <text:p>0.0324</text:p>
          </table:table-cell>
          <table:table-cell table:formula="of:=(10000000*[.E6]*[.$A$3])/8.9" office:value-type="float" office:value="4089.51958368691" calcext:value-type="float">
            <text:p>4089.51958368691</text:p>
          </table:table-cell>
          <table:table-cell table:number-columns-repeated="2" office:value-type="float" office:value="0.043" calcext:value-type="float">
            <text:p>0.043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6.5 mm SS pi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7.3" calcext:value-type="float">
            <text:p>7.3</text:p>
          </table:table-cell>
          <table:table-cell table:style-name="ce8" table:formula="of:=0.001*[.D7]/(60*[.$A$9])" office:value-type="float" office:value="3.6683877938165" calcext:value-type="float">
            <text:p>3.6684</text:p>
          </table:table-cell>
          <table:table-cell table:style-name="ce8" table:formula="of:=((2*100*[.C7]*[.$A$8])/([.E7]*[.E7]))" office:value-type="float" office:value="0.00309131208155376" calcext:value-type="float">
            <text:p>0.0031</text:p>
          </table:table-cell>
          <table:table-cell table:style-name="ce3" table:formula="of:=(10000000*[.E7]*[.$A$8])/8.9" office:value-type="float" office:value="26791.5962469745" calcext:value-type="float">
            <text:p>26791.5962469745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table:number-columns-repeated="4"/>
        </table:table-row>
        <table:table-row table:style-name="ro1"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6.2" calcext:value-type="float">
            <text:p>6.2</text:p>
          </table:table-cell>
          <table:table-cell table:style-name="ce8" table:formula="of:=0.001*[.D8]/(60*[.$A$9])" office:value-type="float" office:value="3.1156170303647" calcext:value-type="float">
            <text:p>3.1156</text:p>
          </table:table-cell>
          <table:table-cell table:style-name="ce8" table:formula="of:=((2*100*[.C8]*[.$A$8])/([.E8]*[.E8]))" office:value-type="float" office:value="0.00428553644188346" calcext:value-type="float">
            <text:p>0.0043</text:p>
          </table:table-cell>
          <table:table-cell table:style-name="ce3" table:formula="of:=(10000000*[.E8]*[.$A$8])/8.9" office:value-type="float" office:value="22754.50640154" calcext:value-type="float">
            <text:p>22754.50640154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table:number-columns-repeated="4"/>
        </table:table-row>
        <table:table-row table:style-name="ro1">
          <table:table-cell table:style-name="ce3" table:formula="of:=3.14*([.A8]^2)/4" office:value-type="float" office:value="0.00003316625" calcext:value-type="float">
            <text:p>3.316625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4.8" calcext:value-type="float">
            <text:p>4.8</text:p>
          </table:table-cell>
          <table:table-cell table:style-name="ce8" table:formula="of:=0.001*[.D9]/(60*[.$A$9])" office:value-type="float" office:value="2.41209060415332" calcext:value-type="float">
            <text:p>2.4121</text:p>
          </table:table-cell>
          <table:table-cell table:style-name="ce8" table:formula="of:=((2*100*[.C9]*[.$A$8])/([.E9]*[.E9]))" office:value-type="float" office:value="0.00715000090390626" calcext:value-type="float">
            <text:p>0.0072</text:p>
          </table:table-cell>
          <table:table-cell table:style-name="ce3" table:formula="of:=(10000000*[.E9]*[.$A$8])/8.9" office:value-type="float" office:value="17616.3920528051" calcext:value-type="float">
            <text:p>17616.392052805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2.3" calcext:value-type="float">
            <text:p>2.3</text:p>
          </table:table-cell>
          <table:table-cell table:style-name="ce8" table:formula="of:=0.001*[.D10]/(60*[.$A$9])" office:value-type="float" office:value="1.15579341449013" calcext:value-type="float">
            <text:p>1.1558</text:p>
          </table:table-cell>
          <table:table-cell table:style-name="ce8" table:formula="of:=((2*100*[.C10]*[.$A$8])/([.E10]*[.E10]))" office:value-type="float" office:value="0.0233557685481097" calcext:value-type="float">
            <text:p>0.0234</text:p>
          </table:table-cell>
          <table:table-cell table:style-name="ce3" table:formula="of:=(10000000*[.E10]*[.$A$8])/8.9" office:value-type="float" office:value="8441.18785863579" calcext:value-type="float">
            <text:p>8441.18785863579</text:p>
          </table:table-cell>
          <table:table-cell table:number-columns-repeated="2" table:style-name="ce3" office:value-type="float" office:value="0.035" calcext:value-type="float">
            <text:p>0.035</text:p>
          </table:table-cell>
          <table:table-cell table:style-name="ce3" table:number-columns-repeated="4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" calcext:value-type="float">
            <text:p>0.4</text:p>
          </table:table-cell>
          <table:table-cell table:style-name="ce8" table:formula="of:=0.001*[.D11]/(60*[.$A$9])" office:value-type="float" office:value="0.20100755034611" calcext:value-type="float">
            <text:p>0.2010</text:p>
          </table:table-cell>
          <table:table-cell table:style-name="ce8" table:formula="of:=((2*100*[.C11]*[.$A$8])/([.E11]*[.E11]))" office:value-type="float" office:value="0.643500081351563" calcext:value-type="float">
            <text:p>0.6435</text:p>
          </table:table-cell>
          <table:table-cell table:style-name="ce3" table:formula="of:=(10000000*[.E11]*[.$A$8])/8.9" office:value-type="float" office:value="1468.03267106709" calcext:value-type="float">
            <text:p>1468.0326710670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9.5 mm SS pi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14" calcext:value-type="float">
            <text:p>14</text:p>
          </table:table-cell>
          <table:table-cell table:style-name="ce9" table:formula="of:=0.001*[.D12]/(60*[.$A$14])" office:value-type="float" office:value="3.29351706453529" calcext:value-type="float">
            <text:p>3.2935</text:p>
          </table:table-cell>
          <table:table-cell table:style-name="ce9" table:formula="of:=((2*100*[.$A$13]*[.C12])/([.E12]*[.E12]))" office:value-type="float" office:value="0.00560510488019388" calcext:value-type="float">
            <text:p>0.0056</text:p>
          </table:table-cell>
          <table:table-cell table:style-name="ce4" table:formula="of:=(10000000*[.E12]*[.$A$13])/8.9" office:value-type="float" office:value="35155.5192281857" calcext:value-type="float">
            <text:p>35155.5192281857</text:p>
          </table:table-cell>
          <table:table-cell table:style-name="ce4" office:value-type="float" office:value="0.022" calcext:value-type="float">
            <text:p>0.022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table:number-columns-repeated="4"/>
        </table:table-row>
        <table:table-row table:style-name="ro1">
          <table:table-cell table:style-name="ce4" office:value-type="float" office:value="0.0095" calcext:value-type="float">
            <text:p>0.00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12.8" calcext:value-type="float">
            <text:p>12.8</text:p>
          </table:table-cell>
          <table:table-cell table:style-name="ce9" table:formula="of:=0.001*[.D13]/(60*[.$A$14])" office:value-type="float" office:value="3.01121560186084" calcext:value-type="float">
            <text:p>3.0112</text:p>
          </table:table-cell>
          <table:table-cell table:style-name="ce9" table:formula="of:=((2*100*[.$A$13]*[.C13])/([.E13]*[.E13]))" office:value-type="float" office:value="0.00649578423539314" calcext:value-type="float">
            <text:p>0.0065</text:p>
          </table:table-cell>
          <table:table-cell table:style-name="ce4" table:formula="of:=(10000000*[.E13]*[.$A$13])/8.9" office:value-type="float" office:value="32142.1890086269" calcext:value-type="float">
            <text:p>32142.1890086269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table:number-columns-repeated="4"/>
        </table:table-row>
        <table:table-row table:style-name="ro1">
          <table:table-cell table:style-name="ce4" table:formula="of:=3.14*([.A13]^2)/4" office:value-type="float" office:value="0.00007084625" calcext:value-type="float">
            <text:p>7.084625E-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office:value-type="float" office:value="6.8" calcext:value-type="float">
            <text:p>6.8</text:p>
          </table:table-cell>
          <table:table-cell table:style-name="ce9" table:formula="of:=0.001*[.D14]/(60*[.$A$14])" office:value-type="float" office:value="1.59970828848857" calcext:value-type="float">
            <text:p>1.5997</text:p>
          </table:table-cell>
          <table:table-cell table:style-name="ce9" table:formula="of:=((2*100*[.$A$13]*[.C14])/([.E14]*[.E14]))" office:value-type="float" office:value="0.0207888297351481" calcext:value-type="float">
            <text:p>0.0208</text:p>
          </table:table-cell>
          <table:table-cell table:style-name="ce4" table:formula="of:=(10000000*[.E14]*[.$A$13])/8.9" office:value-type="float" office:value="17075.537910833" calcext:value-type="float">
            <text:p>17075.53791083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 table:number-columns-repeated="4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022" calcext:value-type="float">
            <text:p>0.022</text:p>
          </table:table-cell>
          <table:table-cell table:style-name="ce4" office:value-type="float" office:value="3.9" calcext:value-type="float">
            <text:p>3.9</text:p>
          </table:table-cell>
          <table:table-cell table:style-name="ce9" table:formula="of:=0.001*[.D15]/(60*[.$A$14])" office:value-type="float" office:value="0.917479753691974" calcext:value-type="float">
            <text:p>0.9175</text:p>
          </table:table-cell>
          <table:table-cell table:style-name="ce9" table:formula="of:=((2*100*[.$A$13]*[.C15])/([.E15]*[.E15]))" office:value-type="float" office:value="0.0496573229852811" calcext:value-type="float">
            <text:p>0.0497</text:p>
          </table:table-cell>
          <table:table-cell table:style-name="ce4" table:formula="of:=(10000000*[.E15]*[.$A$13])/8.9" office:value-type="float" office:value="9793.32321356601" calcext:value-type="float">
            <text:p>9793.32321356601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number-columns-repeated="4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0.001*[.D16]/(60*[.$A$14])" office:value-type="float" office:value="0.117625609447689" calcext:value-type="float">
            <text:p>0.1176</text:p>
          </table:table-cell>
          <table:table-cell table:style-name="ce9" table:formula="of:=((2*100*[.$A$13]*[.C16])/([.E16]*[.E16]))" office:value-type="float" office:value="2.33452618260075" calcext:value-type="float">
            <text:p>2.3345</text:p>
          </table:table-cell>
          <table:table-cell table:style-name="ce4" table:formula="of:=(10000000*[.E16]*[.$A$13])/8.9" office:value-type="float" office:value="1255.55425814949" calcext:value-type="float">
            <text:p>1255.55425814949</text:p>
          </table:table-cell>
          <table:table-cell table:style-name="ce4" office:value-type="float" office:value="0.036" calcext:value-type="float">
            <text:p>0.03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table:number-columns-repeated="4"/>
        </table:table-row>
        <table:table-row table:style-name="ro1">
          <table:table-cell table:style-name="ce5" office:value-type="string" calcext:value-type="string">
            <text:p>16.5 mm SS pip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8" calcext:value-type="float">
            <text:p>28</text:p>
          </table:table-cell>
          <table:table-cell table:style-name="ce10" table:formula="of:=0.001*[.D17]/(60*[.$A$19])" office:value-type="float" office:value="2.18358064333745" calcext:value-type="float">
            <text:p>2.1836</text:p>
          </table:table-cell>
          <table:table-cell table:style-name="ce10" table:formula="of:=((2*100*[.$A$18]*[.C17])/([.E17]*[.E17]))" office:value-type="float" office:value="0.00968954767691183" calcext:value-type="float">
            <text:p>0.0097</text:p>
          </table:table-cell>
          <table:table-cell table:style-name="ce5" table:formula="of:=(10000000*[.E17]*[.$A$18])/8.9" office:value-type="float" office:value="40482.1130506381" calcext:value-type="float">
            <text:p>40482.113050638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table:number-columns-repeated="4"/>
        </table:table-row>
        <table:table-row table:style-name="ro1">
          <table:table-cell table:style-name="ce5" office:value-type="float" office:value="0.0165" calcext:value-type="float">
            <text:p>0.016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26.6" calcext:value-type="float">
            <text:p>26.6</text:p>
          </table:table-cell>
          <table:table-cell table:style-name="ce10" table:formula="of:=0.001*[.D18]/(60*[.$A$19])" office:value-type="float" office:value="2.07440161117057" calcext:value-type="float">
            <text:p>2.0744</text:p>
          </table:table-cell>
          <table:table-cell table:style-name="ce10" table:formula="of:=((2*100*[.$A$18]*[.C18])/([.E18]*[.E18]))" office:value-type="float" office:value="0.00996945942222824" calcext:value-type="float">
            <text:p>0.0100</text:p>
          </table:table-cell>
          <table:table-cell table:style-name="ce5" table:formula="of:=(10000000*[.E18]*[.$A$18])/8.9" office:value-type="float" office:value="38458.0073981062" calcext:value-type="float">
            <text:p>38458.0073981062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table:number-columns-repeated="4"/>
        </table:table-row>
        <table:table-row table:style-name="ro1">
          <table:table-cell table:style-name="ce5" table:formula="of:=3.14*([.A18]^2)/4" office:value-type="float" office:value="0.00021371625" calcext:value-type="float">
            <text:p>0.0002137162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24.5" calcext:value-type="float">
            <text:p>24.5</text:p>
          </table:table-cell>
          <table:table-cell table:style-name="ce10" table:formula="of:=0.001*[.D19]/(60*[.$A$19])" office:value-type="float" office:value="1.91063306292027" calcext:value-type="float">
            <text:p>1.9106</text:p>
          </table:table-cell>
          <table:table-cell table:style-name="ce10" table:formula="of:=((2*100*[.$A$18]*[.C19])/([.E19]*[.E19]))" office:value-type="float" office:value="0.0108477734925194" calcext:value-type="float">
            <text:p>0.0108</text:p>
          </table:table-cell>
          <table:table-cell table:style-name="ce5" table:formula="of:=(10000000*[.E19]*[.$A$18])/8.9" office:value-type="float" office:value="35421.8489193083" calcext:value-type="float">
            <text:p>35421.8489193083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15.1" calcext:value-type="float">
            <text:p>15.1</text:p>
          </table:table-cell>
          <table:table-cell table:style-name="ce10" table:formula="of:=0.001*[.D20]/(60*[.$A$19])" office:value-type="float" office:value="1.17757384694269" calcext:value-type="float">
            <text:p>1.1776</text:p>
          </table:table-cell>
          <table:table-cell table:style-name="ce10" table:formula="of:=((2*100*[.$A$18]*[.C20])/([.E20]*[.E20]))" office:value-type="float" office:value="0.014278707159521" calcext:value-type="float">
            <text:p>0.0143</text:p>
          </table:table-cell>
          <table:table-cell table:style-name="ce5" table:formula="of:=(10000000*[.E20]*[.$A$18])/8.9" office:value-type="float" office:value="21831.4252523084" calcext:value-type="float">
            <text:p>21831.4252523084</text:p>
          </table:table-cell>
          <table:table-cell table:style-name="ce5" office:value-type="float" office:value="0.021" calcext:value-type="float">
            <text:p>0.021</text:p>
          </table:table-cell>
          <table:table-cell table:style-name="ce5" office:value-type="float" office:value="0.027" calcext:value-type="float">
            <text:p>0.027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8.3" calcext:value-type="float">
            <text:p>8.3</text:p>
          </table:table-cell>
          <table:table-cell table:style-name="ce10" table:formula="of:=0.001*[.D21]/(60*[.$A$19])" office:value-type="float" office:value="0.6472756907036" calcext:value-type="float">
            <text:p>0.6473</text:p>
          </table:table-cell>
          <table:table-cell table:style-name="ce10" table:formula="of:=((2*100*[.$A$18]*[.C21])/([.E21]*[.E21]))" office:value-type="float" office:value="0.0157530750444785" calcext:value-type="float">
            <text:p>0.0158</text:p>
          </table:table-cell>
          <table:table-cell table:style-name="ce5" table:formula="of:=(10000000*[.E21]*[.$A$18])/8.9" office:value-type="float" office:value="12000.0549400106" calcext:value-type="float">
            <text:p>12000.0549400106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number-columns-repeated="4"/>
        </table:table-row>
        <table:table-row table:style-name="ro1" table:number-rows-repeated="2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L(in m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Q(m3/sec)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Default" table:number-columns-repeated="8"/>
          <table:table-cell table:number-columns-repeated="4"/>
        </table:table-row>
      </table:table>
      <table:table table:name="Sheet2" table:style-name="ta2">
        <table:shapes>
          <draw:frame draw:z-index="0" draw:style-name="gr1" draw:text-style-name="P1" svg:width="237.62mm" svg:height="118.73mm" svg:x="99.13mm" svg:y="0mm">
            <draw:object draw:notify-on-update-of-ranges="Sheet2.B1:Sheet2.B20 Sheet2.A1:Sheet2.A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2"/>
        <table:table-column table:style-name="co5" table:default-cell-style-name="ce13"/>
        <table:table-row table:style-name="ro1">
          <table:table-cell office:value-type="float" office:value="2.33452618260075" calcext:value-type="float">
            <text:p>2.335</text:p>
          </table:table-cell>
          <table:table-cell office:value-type="float" office:value="1255.55425814949" calcext:value-type="float">
            <text:p>1256</text:p>
          </table:table-cell>
        </table:table-row>
        <table:table-row table:style-name="ro1">
          <table:table-cell office:value-type="float" office:value="0.643500081351563" calcext:value-type="float">
            <text:p>0.644</text:p>
          </table:table-cell>
          <table:table-cell office:value-type="float" office:value="1468.03267106709" calcext:value-type="float">
            <text:p>1468</text:p>
          </table:table-cell>
        </table:table-row>
        <table:table-row table:style-name="ro1">
          <table:table-cell office:value-type="float" office:value="0.032365292421875" calcext:value-type="float">
            <text:p>0.032</text:p>
          </table:table-cell>
          <table:table-cell office:value-type="float" office:value="4089.51958368691" calcext:value-type="float">
            <text:p>4090</text:p>
          </table:table-cell>
        </table:table-row>
        <table:table-row table:style-name="ro1">
          <table:table-cell office:value-type="float" office:value="0.0304365852" calcext:value-type="float">
            <text:p>0.030</text:p>
          </table:table-cell>
          <table:table-cell office:value-type="float" office:value="4771.10618096806" calcext:value-type="float">
            <text:p>4771</text:p>
          </table:table-cell>
        </table:table-row>
        <table:table-row table:style-name="ro1">
          <table:table-cell office:value-type="float" office:value="0.02330301054375" calcext:value-type="float">
            <text:p>0.023</text:p>
          </table:table-cell>
          <table:table-cell office:value-type="float" office:value="6815.86597281151" calcext:value-type="float">
            <text:p>6816</text:p>
          </table:table-cell>
        </table:table-row>
        <table:table-row table:style-name="ro1">
          <table:table-cell office:value-type="float" office:value="0.0219549024957645" calcext:value-type="float">
            <text:p>0.022</text:p>
          </table:table-cell>
          <table:table-cell office:value-type="float" office:value="7497.45257009266" calcext:value-type="float">
            <text:p>7497</text:p>
          </table:table-cell>
        </table:table-row>
        <table:table-row table:style-name="ro1">
          <table:table-cell office:value-type="float" office:value="0.0233557685481097" calcext:value-type="float">
            <text:p>0.023</text:p>
          </table:table-cell>
          <table:table-cell office:value-type="float" office:value="8441.18785863579" calcext:value-type="float">
            <text:p>8441</text:p>
          </table:table-cell>
        </table:table-row>
        <table:table-row table:style-name="ro1">
          <table:table-cell office:value-type="float" office:value="0.019260651571875" calcext:value-type="float">
            <text:p>0.019</text:p>
          </table:table-cell>
          <table:table-cell office:value-type="float" office:value="9542.21236193611" calcext:value-type="float">
            <text:p>9542</text:p>
          </table:table-cell>
        </table:table-row>
        <table:table-row table:style-name="ro1">
          <table:table-cell office:value-type="float" office:value="0.0496573229852811" calcext:value-type="float">
            <text:p>0.050</text:p>
          </table:table-cell>
          <table:table-cell office:value-type="float" office:value="9793.32321356601" calcext:value-type="float">
            <text:p>9793</text:p>
          </table:table-cell>
        </table:table-row>
        <table:table-row table:style-name="ro1">
          <table:table-cell office:value-type="float" office:value="0.0157530750444785" calcext:value-type="float">
            <text:p>0.016</text:p>
          </table:table-cell>
          <table:table-cell office:value-type="float" office:value="12000.0549400106" calcext:value-type="float">
            <text:p>12000</text:p>
          </table:table-cell>
        </table:table-row>
        <table:table-row table:style-name="ro1">
          <table:table-cell office:value-type="float" office:value="0.0207888297351481" calcext:value-type="float">
            <text:p>0.021</text:p>
          </table:table-cell>
          <table:table-cell office:value-type="float" office:value="17075.537910833" calcext:value-type="float">
            <text:p>17076</text:p>
          </table:table-cell>
        </table:table-row>
        <table:table-row table:style-name="ro1">
          <table:table-cell office:value-type="float" office:value="0.00715000090390626" calcext:value-type="float">
            <text:p>0.007</text:p>
          </table:table-cell>
          <table:table-cell office:value-type="float" office:value="17616.3920528051" calcext:value-type="float">
            <text:p>17616</text:p>
          </table:table-cell>
        </table:table-row>
        <table:table-row table:style-name="ro1">
          <table:table-cell office:value-type="float" office:value="0.014278707159521" calcext:value-type="float">
            <text:p>0.014</text:p>
          </table:table-cell>
          <table:table-cell office:value-type="float" office:value="21831.4252523084" calcext:value-type="float">
            <text:p>21831</text:p>
          </table:table-cell>
        </table:table-row>
        <table:table-row table:style-name="ro1">
          <table:table-cell office:value-type="float" office:value="0.00428553644188346" calcext:value-type="float">
            <text:p>0.004</text:p>
          </table:table-cell>
          <table:table-cell office:value-type="float" office:value="22754.50640154" calcext:value-type="float">
            <text:p>22755</text:p>
          </table:table-cell>
        </table:table-row>
        <table:table-row table:style-name="ro1">
          <table:table-cell office:value-type="float" office:value="0.00309131208155376" calcext:value-type="float">
            <text:p>0.003</text:p>
          </table:table-cell>
          <table:table-cell office:value-type="float" office:value="26791.5962469745" calcext:value-type="float">
            <text:p>26792</text:p>
          </table:table-cell>
        </table:table-row>
        <table:table-row table:style-name="ro1">
          <table:table-cell office:value-type="float" office:value="0.00649578423539314" calcext:value-type="float">
            <text:p>0.006</text:p>
          </table:table-cell>
          <table:table-cell office:value-type="float" office:value="32142.1890086269" calcext:value-type="float">
            <text:p>32142</text:p>
          </table:table-cell>
        </table:table-row>
        <table:table-row table:style-name="ro1">
          <table:table-cell office:value-type="float" office:value="0.00560510488019388" calcext:value-type="float">
            <text:p>0.006</text:p>
          </table:table-cell>
          <table:table-cell office:value-type="float" office:value="35155.5192281857" calcext:value-type="float">
            <text:p>35156</text:p>
          </table:table-cell>
        </table:table-row>
        <table:table-row table:style-name="ro1">
          <table:table-cell office:value-type="float" office:value="0.0108477734925194" calcext:value-type="float">
            <text:p>0.011</text:p>
          </table:table-cell>
          <table:table-cell office:value-type="float" office:value="35421.8489193083" calcext:value-type="float">
            <text:p>35422</text:p>
          </table:table-cell>
        </table:table-row>
        <table:table-row table:style-name="ro1">
          <table:table-cell office:value-type="float" office:value="0.00996945942222824" calcext:value-type="float">
            <text:p>0.010</text:p>
          </table:table-cell>
          <table:table-cell office:value-type="float" office:value="38458.0073981062" calcext:value-type="float">
            <text:p>38458</text:p>
          </table:table-cell>
        </table:table-row>
        <table:table-row table:style-name="ro1">
          <table:table-cell office:value-type="float" office:value="0.00968954767691183" calcext:value-type="float">
            <text:p>0.010</text:p>
          </table:table-cell>
          <table:table-cell office:value-type="float" office:value="40482.1130506381" calcext:value-type="float">
            <text:p>40482</text:p>
          </table:table-cell>
        </table:table-row>
      </table:table>
      <table:table table:name="Sheet3" table:style-name="ta1">
        <table:shapes>
          <draw:frame draw:z-index="0" draw:style-name="gr1" draw:text-style-name="P1" svg:width="174.99mm" svg:height="129.36mm" svg:x="20.67mm" svg:y="146.07mm">
            <draw:object draw:notify-on-update-of-ranges="Sheet3.G2:Sheet3.G6 Sheet3.A2:Sheet3.A2 Sheet3.F2:Sheet3.F6 Sheet3.G17:Sheet3.G21 Sheet3.A17:Sheet3.A17 Sheet3.F17:Sheet3.F21 Sheet3.G12:Sheet3.G15 Sheet3.A12:Sheet3.A12 Sheet3.F12:Sheet3.F15 Sheet3.G7:Sheet3.G10 Sheet3.A7:Sheet3.A7 Sheet3.F7:Sheet3.F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ce2"/>
        <table:table-column table:style-name="co5" table:number-columns-repeated="2" table:default-cell-style-name="ce7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>
            <text:p>Pipe</text:p>
          </table:table-cell>
          <table:table-cell table:style-name="ce6" office:value-type="string" calcext:value-type="string">
            <text:p>S.No</text:p>
          </table:table-cell>
          <table:table-cell table:style-name="ce6" office:value-type="string" calcext:value-type="string">
            <text:p>Pressure drop(Pa)</text:p>
          </table:table-cell>
          <table:table-cell table:style-name="ce6" office:value-type="string" calcext:value-type="string">
            <text:p>Discharge (Q)</text:p>
          </table:table-cell>
          <table:table-cell table:style-name="ce6" office:value-type="string" calcext:value-type="string">
            <text:p>Velocity (V)</text:p>
          </table:table-cell>
          <table:table-cell table:style-name="ce1" office:value-type="string" calcext:value-type="string">
            <text:p>f(exp)</text:p>
          </table:table-cell>
          <table:table-cell table:style-name="ce6" office:value-type="string" calcext:value-type="string">
            <text:p>Re</text:p>
          </table:table-cell>
          <table:table-cell table:style-name="ce6" office:value-type="string" calcext:value-type="string">
            <text:p>f(Cole brook relation)</text:p>
          </table:table-cell>
          <table:table-cell table:style-name="ce11" office:value-type="string" calcext:value-type="string">
            <text:p>f(Moody’s chart)</text:p>
          </table:table-cell>
        </table:table-row>
        <table:table-row table:style-name="ro1">
          <table:table-cell office:value-type="string" calcext:value-type="string">
            <text:p>3.5 mm SS pipe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1.4" calcext:value-type="float">
            <text:p>1.4</text:p>
          </table:table-cell>
          <table:table-cell table:formula="of:=0.001*[.D2]/(60*[.$A$4])" office:value-type="float" office:value="2.4264482863209" calcext:value-type="float">
            <text:p>2.4264</text:p>
          </table:table-cell>
          <table:table-cell table:formula="of:=((2*100*[.$A$3]*[.C2])/([.E2]*[.E2]))" office:value-type="float" office:value="0.019260651571875" calcext:value-type="float">
            <text:p>0.0193</text:p>
          </table:table-cell>
          <table:table-cell table:formula="of:=(10000000*[.E2]*[.$A$3])/8.9" office:value-type="float" office:value="9542.21236193611" calcext:value-type="float">
            <text:p>9542.21236193611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2" calcext:value-type="float">
            <text:p>2</text:p>
          </table:table-cell>
          <table:table-cell office:value-type="float" office:value="0.114" calcext:value-type="float">
            <text:p>0.114</text:p>
          </table:table-cell>
          <table:table-cell office:value-type="float" office:value="1.1" calcext:value-type="float">
            <text:p>1.1</text:p>
          </table:table-cell>
          <table:table-cell table:formula="of:=0.001*[.D3]/(60*[.$A$4])" office:value-type="float" office:value="1.90649508210928" calcext:value-type="float">
            <text:p>1.9065</text:p>
          </table:table-cell>
          <table:table-cell table:formula="of:=((2*100*[.$A$3]*[.C3])/([.E3]*[.E3]))" office:value-type="float" office:value="0.0219549024957645" calcext:value-type="float">
            <text:p>0.0220</text:p>
          </table:table-cell>
          <table:table-cell table:formula="of:=(10000000*[.E3]*[.$A$3])/8.9" office:value-type="float" office:value="7497.45257009266" calcext:value-type="float">
            <text:p>7497.45257009266</text:p>
          </table:table-cell>
          <table:table-cell table:number-columns-repeated="2" office:value-type="float" office:value="0.038" calcext:value-type="float">
            <text:p>0.038</text:p>
          </table:table-cell>
        </table:table-row>
        <table:table-row table:style-name="ro1">
          <table:table-cell table:formula="of:=3.14*([.A3]^2)/4" office:value-type="float" office:value="0.00000961625" calcext:value-type="float">
            <text:p>9.61625E-0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0.001*[.D4]/(60*[.$A$4])" office:value-type="float" office:value="1.73317734737207" calcext:value-type="float">
            <text:p>1.7332</text:p>
          </table:table-cell>
          <table:table-cell table:formula="of:=((2*100*[.$A$3]*[.C4])/([.E4]*[.E4]))" office:value-type="float" office:value="0.02330301054375" calcext:value-type="float">
            <text:p>0.0233</text:p>
          </table:table-cell>
          <table:table-cell table:formula="of:=(10000000*[.E4]*[.$A$3])/8.9" office:value-type="float" office:value="6815.86597281151" calcext:value-type="float">
            <text:p>6815.86597281151</text:p>
          </table:table-cell>
          <table:table-cell table:number-columns-repeated="2" office:value-type="float" office:value="0.039" calcext:value-type="float">
            <text:p>0.0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4" calcext:value-type="float">
            <text:p>0.064</text:p>
          </table:table-cell>
          <table:table-cell office:value-type="float" office:value="0.7" calcext:value-type="float">
            <text:p>0.7</text:p>
          </table:table-cell>
          <table:table-cell table:formula="of:=0.001*[.D5]/(60*[.$A$4])" office:value-type="float" office:value="1.21322414316045" calcext:value-type="float">
            <text:p>1.2132</text:p>
          </table:table-cell>
          <table:table-cell table:formula="of:=((2*100*[.$A$3]*[.C5])/([.E5]*[.E5]))" office:value-type="float" office:value="0.0304365852" calcext:value-type="float">
            <text:p>0.0304</text:p>
          </table:table-cell>
          <table:table-cell table:formula="of:=(10000000*[.E5]*[.$A$3])/8.9" office:value-type="float" office:value="4771.10618096806" calcext:value-type="float">
            <text:p>4771.10618096806</text:p>
          </table:table-cell>
          <table:table-cell table:number-columns-repeated="2" office:value-type="float" office:value="0.042" calcext:value-type="float">
            <text:p>0.0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formula="of:=0.001*[.D6]/(60*[.$A$4])" office:value-type="float" office:value="1.03990640842324" calcext:value-type="float">
            <text:p>1.0399</text:p>
          </table:table-cell>
          <table:table-cell table:formula="of:=((2*100*[.$A$3]*[.C6])/([.E6]*[.E6]))" office:value-type="float" office:value="0.032365292421875" calcext:value-type="float">
            <text:p>0.0324</text:p>
          </table:table-cell>
          <table:table-cell table:formula="of:=(10000000*[.E6]*[.$A$3])/8.9" office:value-type="float" office:value="4089.51958368691" calcext:value-type="float">
            <text:p>4089.51958368691</text:p>
          </table:table-cell>
          <table:table-cell table:number-columns-repeated="2" office:value-type="float" office:value="0.043" calcext:value-type="float">
            <text:p>0.043</text:p>
          </table:table-cell>
        </table:table-row>
        <table:table-row table:style-name="ro1">
          <table:table-cell table:style-name="ce3" office:value-type="string" calcext:value-type="string">
            <text:p>6.5 mm SS pi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7.3" calcext:value-type="float">
            <text:p>7.3</text:p>
          </table:table-cell>
          <table:table-cell table:style-name="ce8" table:formula="of:=0.001*[.D7]/(60*[.$A$9])" office:value-type="float" office:value="3.6683877938165" calcext:value-type="float">
            <text:p>3.6684</text:p>
          </table:table-cell>
          <table:table-cell table:style-name="ce8" table:formula="of:=((2*100*[.C7]*[.$A$8])/([.E7]*[.E7]))" office:value-type="float" office:value="0.00309131208155376" calcext:value-type="float">
            <text:p>0.0031</text:p>
          </table:table-cell>
          <table:table-cell table:style-name="ce3" table:formula="of:=(10000000*[.E7]*[.$A$8])/8.9" office:value-type="float" office:value="26791.5962469745" calcext:value-type="float">
            <text:p>26791.5962469745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29" calcext:value-type="float">
            <text:p>0.029</text:p>
          </table:table-cell>
        </table:table-row>
        <table:table-row table:style-name="ro1">
          <table:table-cell table:style-name="ce3" office:value-type="float" office:value="0.0065" calcext:value-type="float">
            <text:p>0.00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6.2" calcext:value-type="float">
            <text:p>6.2</text:p>
          </table:table-cell>
          <table:table-cell table:style-name="ce8" table:formula="of:=0.001*[.D8]/(60*[.$A$9])" office:value-type="float" office:value="3.1156170303647" calcext:value-type="float">
            <text:p>3.1156</text:p>
          </table:table-cell>
          <table:table-cell table:style-name="ce8" table:formula="of:=((2*100*[.C8]*[.$A$8])/([.E8]*[.E8]))" office:value-type="float" office:value="0.00428553644188346" calcext:value-type="float">
            <text:p>0.0043</text:p>
          </table:table-cell>
          <table:table-cell table:style-name="ce3" table:formula="of:=(10000000*[.E8]*[.$A$8])/8.9" office:value-type="float" office:value="22754.50640154" calcext:value-type="float">
            <text:p>22754.50640154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29" calcext:value-type="float">
            <text:p>0.029</text:p>
          </table:table-cell>
        </table:table-row>
        <table:table-row table:style-name="ro1">
          <table:table-cell table:style-name="ce3" table:formula="of:=3.14*([.A8]^2)/4" office:value-type="float" office:value="0.00003316625" calcext:value-type="float">
            <text:p>3.316625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4.8" calcext:value-type="float">
            <text:p>4.8</text:p>
          </table:table-cell>
          <table:table-cell table:style-name="ce8" table:formula="of:=0.001*[.D9]/(60*[.$A$9])" office:value-type="float" office:value="2.41209060415332" calcext:value-type="float">
            <text:p>2.4121</text:p>
          </table:table-cell>
          <table:table-cell table:style-name="ce8" table:formula="of:=((2*100*[.C9]*[.$A$8])/([.E9]*[.E9]))" office:value-type="float" office:value="0.00715000090390626" calcext:value-type="float">
            <text:p>0.0072</text:p>
          </table:table-cell>
          <table:table-cell table:style-name="ce3" table:formula="of:=(10000000*[.E9]*[.$A$8])/8.9" office:value-type="float" office:value="17616.3920528051" calcext:value-type="float">
            <text:p>17616.3920528051</text:p>
          </table:table-cell>
          <table:table-cell table:number-columns-repeated="2" table:style-name="ce3" office:value-type="float" office:value="0.03" calcext:value-type="float">
            <text:p>0.03</text:p>
          </table:table-cell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2.3" calcext:value-type="float">
            <text:p>2.3</text:p>
          </table:table-cell>
          <table:table-cell table:style-name="ce8" table:formula="of:=0.001*[.D10]/(60*[.$A$9])" office:value-type="float" office:value="1.15579341449013" calcext:value-type="float">
            <text:p>1.1558</text:p>
          </table:table-cell>
          <table:table-cell table:style-name="ce8" table:formula="of:=((2*100*[.C10]*[.$A$8])/([.E10]*[.E10]))" office:value-type="float" office:value="0.0233557685481097" calcext:value-type="float">
            <text:p>0.0234</text:p>
          </table:table-cell>
          <table:table-cell table:style-name="ce3" table:formula="of:=(10000000*[.E10]*[.$A$8])/8.9" office:value-type="float" office:value="8441.18785863579" calcext:value-type="float">
            <text:p>8441.18785863579</text:p>
          </table:table-cell>
          <table:table-cell table:number-columns-repeated="2" table:style-name="ce3" office:value-type="float" office:value="0.035" calcext:value-type="float">
            <text:p>0.035</text:p>
          </table:table-cell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4" calcext:value-type="float">
            <text:p>0.4</text:p>
          </table:table-cell>
          <table:table-cell table:style-name="ce8" table:formula="of:=0.001*[.D11]/(60*[.$A$9])" office:value-type="float" office:value="0.20100755034611" calcext:value-type="float">
            <text:p>0.2010</text:p>
          </table:table-cell>
          <table:table-cell table:style-name="ce8" table:formula="of:=((2*100*[.C11]*[.$A$8])/([.E11]*[.E11]))" office:value-type="float" office:value="0.643500081351563" calcext:value-type="float">
            <text:p>0.6435</text:p>
          </table:table-cell>
          <table:table-cell table:style-name="ce3" table:formula="of:=(10000000*[.E11]*[.$A$8])/8.9" office:value-type="float" office:value="1468.03267106709" calcext:value-type="float">
            <text:p>1468.0326710670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043" calcext:value-type="float">
            <text:p>0.043</text:p>
          </table:table-cell>
        </table:table-row>
        <table:table-row table:style-name="ro1">
          <table:table-cell table:style-name="ce4" office:value-type="string" calcext:value-type="string">
            <text:p>9.5 mm SS pip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14" calcext:value-type="float">
            <text:p>14</text:p>
          </table:table-cell>
          <table:table-cell table:style-name="ce9" table:formula="of:=0.001*[.D12]/(60*[.$A$14])" office:value-type="float" office:value="3.29351706453529" calcext:value-type="float">
            <text:p>3.2935</text:p>
          </table:table-cell>
          <table:table-cell table:style-name="ce9" table:formula="of:=((2*100*[.$A$13]*[.C12])/([.E12]*[.E12]))" office:value-type="float" office:value="0.00560510488019388" calcext:value-type="float">
            <text:p>0.0056</text:p>
          </table:table-cell>
          <table:table-cell table:style-name="ce4" table:formula="of:=(10000000*[.E12]*[.$A$13])/8.9" office:value-type="float" office:value="35155.5192281857" calcext:value-type="float">
            <text:p>35155.5192281857</text:p>
          </table:table-cell>
          <table:table-cell table:style-name="ce4" office:value-type="float" office:value="0.022" calcext:value-type="float">
            <text:p>0.022</text:p>
          </table:table-cell>
          <table:table-cell table:style-name="ce4" office:value-type="float" office:value="0.026" calcext:value-type="float">
            <text:p>0.026</text:p>
          </table:table-cell>
        </table:table-row>
        <table:table-row table:style-name="ro1">
          <table:table-cell table:style-name="ce4" office:value-type="float" office:value="0.0095" calcext:value-type="float">
            <text:p>0.00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12.8" calcext:value-type="float">
            <text:p>12.8</text:p>
          </table:table-cell>
          <table:table-cell table:style-name="ce9" table:formula="of:=0.001*[.D13]/(60*[.$A$14])" office:value-type="float" office:value="3.01121560186084" calcext:value-type="float">
            <text:p>3.0112</text:p>
          </table:table-cell>
          <table:table-cell table:style-name="ce9" table:formula="of:=((2*100*[.$A$13]*[.C13])/([.E13]*[.E13]))" office:value-type="float" office:value="0.00649578423539314" calcext:value-type="float">
            <text:p>0.0065</text:p>
          </table:table-cell>
          <table:table-cell table:style-name="ce4" table:formula="of:=(10000000*[.E13]*[.$A$13])/8.9" office:value-type="float" office:value="32142.1890086269" calcext:value-type="float">
            <text:p>32142.1890086269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office:value-type="float" office:value="0.026" calcext:value-type="float">
            <text:p>0.026</text:p>
          </table:table-cell>
        </table:table-row>
        <table:table-row table:style-name="ro1">
          <table:table-cell table:style-name="ce4" table:formula="of:=3.14*([.A13]^2)/4" office:value-type="float" office:value="0.00007084625" calcext:value-type="float">
            <text:p>7.084625E-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office:value-type="float" office:value="6.8" calcext:value-type="float">
            <text:p>6.8</text:p>
          </table:table-cell>
          <table:table-cell table:style-name="ce9" table:formula="of:=0.001*[.D14]/(60*[.$A$14])" office:value-type="float" office:value="1.59970828848857" calcext:value-type="float">
            <text:p>1.5997</text:p>
          </table:table-cell>
          <table:table-cell table:style-name="ce9" table:formula="of:=((2*100*[.$A$13]*[.C14])/([.E14]*[.E14]))" office:value-type="float" office:value="0.0207888297351481" calcext:value-type="float">
            <text:p>0.0208</text:p>
          </table:table-cell>
          <table:table-cell table:style-name="ce4" table:formula="of:=(10000000*[.E14]*[.$A$13])/8.9" office:value-type="float" office:value="17075.537910833" calcext:value-type="float">
            <text:p>17075.53791083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office:value-type="float" office:value="0.029" calcext:value-type="float">
            <text:p>0.029</text:p>
          </table:table-cell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022" calcext:value-type="float">
            <text:p>0.022</text:p>
          </table:table-cell>
          <table:table-cell table:style-name="ce4" office:value-type="float" office:value="3.9" calcext:value-type="float">
            <text:p>3.9</text:p>
          </table:table-cell>
          <table:table-cell table:style-name="ce9" table:formula="of:=0.001*[.D15]/(60*[.$A$14])" office:value-type="float" office:value="0.917479753691974" calcext:value-type="float">
            <text:p>0.9175</text:p>
          </table:table-cell>
          <table:table-cell table:style-name="ce9" table:formula="of:=((2*100*[.$A$13]*[.C15])/([.E15]*[.E15]))" office:value-type="float" office:value="0.0496573229852811" calcext:value-type="float">
            <text:p>0.0497</text:p>
          </table:table-cell>
          <table:table-cell table:style-name="ce4" table:formula="of:=(10000000*[.E15]*[.$A$13])/8.9" office:value-type="float" office:value="9793.32321356601" calcext:value-type="float">
            <text:p>9793.32321356601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0.033" calcext:value-type="float">
            <text:p>0.033</text:p>
          </table:table-cell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0.001*[.D16]/(60*[.$A$14])" office:value-type="float" office:value="0.117625609447689" calcext:value-type="float">
            <text:p>0.1176</text:p>
          </table:table-cell>
          <table:table-cell table:style-name="ce9" table:formula="of:=((2*100*[.$A$13]*[.C16])/([.E16]*[.E16]))" office:value-type="float" office:value="2.33452618260075" calcext:value-type="float">
            <text:p>2.3345</text:p>
          </table:table-cell>
          <table:table-cell table:style-name="ce4" table:formula="of:=(10000000*[.E16]*[.$A$13])/8.9" office:value-type="float" office:value="1255.55425814949" calcext:value-type="float">
            <text:p>1255.55425814949</text:p>
          </table:table-cell>
          <table:table-cell table:style-name="ce4" office:value-type="float" office:value="0.036" calcext:value-type="float">
            <text:p>0.036</text:p>
          </table:table-cell>
          <table:table-cell table:style-name="ce4" office:value-type="float" office:value="0.051" calcext:value-type="float">
            <text:p>0.051</text:p>
          </table:table-cell>
        </table:table-row>
        <table:table-row table:style-name="ro1">
          <table:table-cell table:style-name="ce5" office:value-type="string" calcext:value-type="string">
            <text:p>16.5 mm SS pip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8" calcext:value-type="float">
            <text:p>28</text:p>
          </table:table-cell>
          <table:table-cell table:style-name="ce10" table:formula="of:=0.001*[.D17]/(60*[.$A$19])" office:value-type="float" office:value="2.18358064333745" calcext:value-type="float">
            <text:p>2.1836</text:p>
          </table:table-cell>
          <table:table-cell table:style-name="ce10" table:formula="of:=((2*100*[.$A$18]*[.C17])/([.E17]*[.E17]))" office:value-type="float" office:value="0.00968954767691183" calcext:value-type="float">
            <text:p>0.0097</text:p>
          </table:table-cell>
          <table:table-cell table:style-name="ce5" table:formula="of:=(10000000*[.E17]*[.$A$18])/8.9" office:value-type="float" office:value="40482.1130506381" calcext:value-type="float">
            <text:p>40482.113050638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4" calcext:value-type="float">
            <text:p>0.024</text:p>
          </table:table-cell>
        </table:table-row>
        <table:table-row table:style-name="ro1">
          <table:table-cell table:style-name="ce5" office:value-type="float" office:value="0.0165" calcext:value-type="float">
            <text:p>0.016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26.6" calcext:value-type="float">
            <text:p>26.6</text:p>
          </table:table-cell>
          <table:table-cell table:style-name="ce10" table:formula="of:=0.001*[.D18]/(60*[.$A$19])" office:value-type="float" office:value="2.07440161117057" calcext:value-type="float">
            <text:p>2.0744</text:p>
          </table:table-cell>
          <table:table-cell table:style-name="ce10" table:formula="of:=((2*100*[.$A$18]*[.C18])/([.E18]*[.E18]))" office:value-type="float" office:value="0.00996945942222824" calcext:value-type="float">
            <text:p>0.0100</text:p>
          </table:table-cell>
          <table:table-cell table:style-name="ce5" table:formula="of:=(10000000*[.E18]*[.$A$18])/8.9" office:value-type="float" office:value="38458.0073981062" calcext:value-type="float">
            <text:p>38458.0073981062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4" calcext:value-type="float">
            <text:p>0.024</text:p>
          </table:table-cell>
        </table:table-row>
        <table:table-row table:style-name="ro1">
          <table:table-cell table:style-name="ce5" table:formula="of:=3.14*([.A18]^2)/4" office:value-type="float" office:value="0.00021371625" calcext:value-type="float">
            <text:p>0.0002137162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24.5" calcext:value-type="float">
            <text:p>24.5</text:p>
          </table:table-cell>
          <table:table-cell table:style-name="ce10" table:formula="of:=0.001*[.D19]/(60*[.$A$19])" office:value-type="float" office:value="1.91063306292027" calcext:value-type="float">
            <text:p>1.9106</text:p>
          </table:table-cell>
          <table:table-cell table:style-name="ce10" table:formula="of:=((2*100*[.$A$18]*[.C19])/([.E19]*[.E19]))" office:value-type="float" office:value="0.0108477734925194" calcext:value-type="float">
            <text:p>0.0108</text:p>
          </table:table-cell>
          <table:table-cell table:style-name="ce5" table:formula="of:=(10000000*[.E19]*[.$A$18])/8.9" office:value-type="float" office:value="35421.8489193083" calcext:value-type="float">
            <text:p>35421.8489193083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25" calcext:value-type="float">
            <text:p>0.025</text:p>
          </table:table-cell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15.1" calcext:value-type="float">
            <text:p>15.1</text:p>
          </table:table-cell>
          <table:table-cell table:style-name="ce10" table:formula="of:=0.001*[.D20]/(60*[.$A$19])" office:value-type="float" office:value="1.17757384694269" calcext:value-type="float">
            <text:p>1.1776</text:p>
          </table:table-cell>
          <table:table-cell table:style-name="ce10" table:formula="of:=((2*100*[.$A$18]*[.C20])/([.E20]*[.E20]))" office:value-type="float" office:value="0.014278707159521" calcext:value-type="float">
            <text:p>0.0143</text:p>
          </table:table-cell>
          <table:table-cell table:style-name="ce5" table:formula="of:=(10000000*[.E20]*[.$A$18])/8.9" office:value-type="float" office:value="21831.4252523084" calcext:value-type="float">
            <text:p>21831.4252523084</text:p>
          </table:table-cell>
          <table:table-cell table:style-name="ce5" office:value-type="float" office:value="0.021" calcext:value-type="float">
            <text:p>0.021</text:p>
          </table:table-cell>
          <table:table-cell table:style-name="ce5" office:value-type="float" office:value="0.027" calcext:value-type="float">
            <text:p>0.027</text:p>
          </table:table-cell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8.3" calcext:value-type="float">
            <text:p>8.3</text:p>
          </table:table-cell>
          <table:table-cell table:style-name="ce10" table:formula="of:=0.001*[.D21]/(60*[.$A$19])" office:value-type="float" office:value="0.6472756907036" calcext:value-type="float">
            <text:p>0.6473</text:p>
          </table:table-cell>
          <table:table-cell table:style-name="ce10" table:formula="of:=((2*100*[.$A$18]*[.C21])/([.E21]*[.E21]))" office:value-type="float" office:value="0.0157530750444785" calcext:value-type="float">
            <text:p>0.0158</text:p>
          </table:table-cell>
          <table:table-cell table:style-name="ce5" table:formula="of:=(10000000*[.E21]*[.$A$18])/8.9" office:value-type="float" office:value="12000.0549400106" calcext:value-type="float">
            <text:p>12000.0549400106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L(in m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Q(m3/sec)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Default" table:number-columns-repeated="8"/>
        </table:table-row>
      </table:table>
      <table:named-expressions/>
      <table:database-ranges>
        <table:database-range table:name="__Anonymous_Sheet_DB__1" table:target-range-address="Sheet2.A1:Sheet2.B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7" loext:min-decimal-places="17" number:min-integer-digits="1"/>
    </number:number-style>
    <number:number-style style:name="N119">
      <number:number number:decimal-places="18" loext:min-decimal-places="18" number:min-integer-digits="1"/>
    </number:number-style>
    <number:number-style style:name="N120">
      <number:number number:decimal-places="19" loext:min-decimal-places="19" number:min-integer-digits="1"/>
    </number:number-style>
    <number:number-style style:name="N121">
      <number:number number:decimal-places="20" loext:min-decimal-places="2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11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1:26:26.73079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1:20:21.132597694</meta:creation-date>
    <dc:date>2018-09-28T11:48:52.406627667</dc:date>
    <meta:editing-duration>PT11H55M31S</meta:editing-duration>
    <meta:editing-cycles>3</meta:editing-cycles>
    <meta:generator>LibreOffice/6.1.1.2$Linux_X86_64 LibreOffice_project/09260165a423750b71a334d19b557c29f33afd26</meta:generator>
    <meta:print-date>2018-09-28T11:48:20.714208845</meta:print-date>
    <meta:document-statistic meta:table-count="3" meta:cell-count="4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graphic-properties draw:stroke="solid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7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graphic-properties draw:stroke="solid"/>
      <style:text-properties fo:font-size="10.5pt" style:font-size-asian="9pt" style:font-size-complex="9pt"/>
    </style:style>
    <style:style style:name="ch13" style:family="chart" style:data-style-name="N12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4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12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722cm" svg:height="12.937cm" xlink:href=".." xlink:type="simple" chart:class="chart:scatter" chart:style-name="ch1">
        <chart:title svg:x="8.345cm" svg:y="0.213cm" chart:style-name="ch2">
          <text:p>f_experiment vs Re</text:p>
        </chart:title>
        <chart:subtitle svg:x="8.912cm" svg:y="0.777cm" chart:style-name="ch3">
          <text:p>on log-log scale</text:p>
        </chart:subtitle>
        <chart:legend svg:x="15.826cm" svg:y="1.412cm" style:legend-expansion="custom" chartooo:width="4.894cm" chartooo:height="3.582cm" style:legend-expansion-aspect-ratio="1.36627582356226" chart:style-name="ch4"/>
        <chart:plot-area chart:style-name="ch5" table:cell-range-address="Sheet1.F2:Sheet1.G6 Sheet1.A2:Sheet1.A2 Sheet1.A17:Sheet1.A17 Sheet1.F17:Sheet1.F21 Sheet1.A12:Sheet1.A12 Sheet1.F12:Sheet1.F15 Sheet1.A7:Sheet1.A7 Sheet1.F7:Sheet1.F10" chart:data-source-has-labels="row" svg:x="1.688cm" svg:y="1.51cm" svg:width="14.973cm" svg:height="11.097cm">
          <chartooo:coordinate-region svg:x="2.971cm" svg:y="1.67cm" svg:width="13.133cm" svg:height="10.369cm"/>
          <chart:axis chart:dimension="x" chart:name="primary-x" chart:style-name="ch6">
            <chart:title svg:x="10.779cm" svg:y="12.258cm" chart:style-name="ch7">
              <text:p>Re</text:p>
            </chart:title>
            <chart:grid chart:style-name="ch8" chart:class="major"/>
            <chart:grid chart:style-name="ch9" chart:class="minor"/>
          </chart:axis>
          <chart:axis chart:dimension="x" chart:name="secondary-x" chart:style-name="ch10"/>
          <chart:axis chart:dimension="y" chart:name="primary-y" chart:style-name="ch11">
            <chart:title svg:x="0.936cm" svg:y="7.797cm" chart:style-name="ch12">
              <text:p>f_experiment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3"/>
          <chart:series chart:attached-axis="primary-y" chart:style-name="ch14" chart:values-cell-range-address="Sheet1.F2:Sheet1.F6" chart:label-cell-address="Sheet1.A2:Sheet1.A2" chart:class="chart:scatter">
            <chart:domain table:cell-range-address="Sheet1.G2:Sheet1.G6"/>
            <chart:data-point chart:repeated="5"/>
          </chart:series>
          <chart:series chart:attached-axis="primary-y" chart:style-name="ch15" chart:values-cell-range-address="Sheet1.F17:Sheet1.F21" chart:label-cell-address="Sheet1.A17:Sheet1.A17" chart:class="chart:scatter">
            <chart:domain table:cell-range-address="Sheet1.G17:Sheet1.G21"/>
            <chart:data-point chart:repeated="5"/>
          </chart:series>
          <chart:series chart:attached-axis="primary-y" chart:style-name="ch16" chart:values-cell-range-address="Sheet1.F12:Sheet1.F15" chart:label-cell-address="Sheet1.A12:Sheet1.A12" chart:class="chart:scatter">
            <chart:domain table:cell-range-address="Sheet1.G12:Sheet1.G15"/>
            <chart:data-point chart:repeated="4"/>
          </chart:series>
          <chart:series chart:attached-axis="primary-y" chart:style-name="ch17" chart:values-cell-range-address="Sheet1.F7:Sheet1.F10" chart:label-cell-address="Sheet1.A7:Sheet1.A7" chart:class="chart:scatter">
            <chart:domain table:cell-range-address="Sheet1.G7:Sheet1.G10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.5 mm SS pipe</text:p>
                <draw:g>
                  <svg:desc>Sheet1.A2:Sheet1.A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6.5 mm SS pipe</text:p>
                <draw:g>
                  <svg:desc>Sheet1.A17:Sheet1.A1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9.5 mm SS pipe</text:p>
                <draw:g>
                  <svg:desc>Sheet1.A12:Sheet1.A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.5 mm SS pipe</text:p>
                <draw:g>
                  <svg:desc>Sheet1.A7:Sheet1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42.21236193613">
                <text:p>9542.21236193613</text:p>
                <draw:g>
                  <svg:desc>Sheet1.G2:Sheet1.G6</svg:desc>
                </draw:g>
              </table:table-cell>
              <table:table-cell office:value-type="float" office:value="0.019260651571875">
                <text:p>0.019260651571875</text:p>
                <draw:g>
                  <svg:desc>Sheet1.F2:Sheet1.F6</svg:desc>
                </draw:g>
              </table:table-cell>
              <table:table-cell office:value-type="float" office:value="40482.1130506381">
                <text:p>40482.1130506381</text:p>
                <draw:g>
                  <svg:desc>Sheet1.G17:Sheet1.G21</svg:desc>
                </draw:g>
              </table:table-cell>
              <table:table-cell office:value-type="float" office:value="0.00968954767691183">
                <text:p>0.00968954767691183</text:p>
                <draw:g>
                  <svg:desc>Sheet1.F17:Sheet1.F21</svg:desc>
                </draw:g>
              </table:table-cell>
              <table:table-cell office:value-type="float" office:value="35155.5192281857">
                <text:p>35155.5192281857</text:p>
                <draw:g>
                  <svg:desc>Sheet1.G12:Sheet1.G15</svg:desc>
                </draw:g>
              </table:table-cell>
              <table:table-cell office:value-type="float" office:value="0.00560510488019388">
                <text:p>0.00560510488019388</text:p>
                <draw:g>
                  <svg:desc>Sheet1.F12:Sheet1.F15</svg:desc>
                </draw:g>
              </table:table-cell>
              <table:table-cell office:value-type="float" office:value="26791.5962469745">
                <text:p>26791.5962469745</text:p>
                <draw:g>
                  <svg:desc>Sheet1.G7:Sheet1.G10</svg:desc>
                </draw:g>
              </table:table-cell>
              <table:table-cell office:value-type="float" office:value="0.00309131208155376">
                <text:p>0.00309131208155376</text:p>
                <draw:g>
                  <svg:desc>Sheet1.F7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97.45257009267">
                <text:p>7497.45257009267</text:p>
              </table:table-cell>
              <table:table-cell office:value-type="float" office:value="0.0219549024957645">
                <text:p>0.0219549024957645</text:p>
              </table:table-cell>
              <table:table-cell office:value-type="float" office:value="38458.0073981062">
                <text:p>38458.0073981062</text:p>
              </table:table-cell>
              <table:table-cell office:value-type="float" office:value="0.00996945942222824">
                <text:p>0.00996945942222824</text:p>
              </table:table-cell>
              <table:table-cell office:value-type="float" office:value="32142.1890086269">
                <text:p>32142.1890086269</text:p>
              </table:table-cell>
              <table:table-cell office:value-type="float" office:value="0.00649578423539314">
                <text:p>0.00649578423539314</text:p>
              </table:table-cell>
              <table:table-cell office:value-type="float" office:value="22754.50640154">
                <text:p>22754.50640154</text:p>
              </table:table-cell>
              <table:table-cell office:value-type="float" office:value="0.00428553644188346">
                <text:p>0.00428553644188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5.86597281151">
                <text:p>6815.86597281151</text:p>
              </table:table-cell>
              <table:table-cell office:value-type="float" office:value="0.02330301054375">
                <text:p>0.02330301054375</text:p>
              </table:table-cell>
              <table:table-cell office:value-type="float" office:value="35421.8489193083">
                <text:p>35421.8489193083</text:p>
              </table:table-cell>
              <table:table-cell office:value-type="float" office:value="0.0108477734925194">
                <text:p>0.0108477734925194</text:p>
              </table:table-cell>
              <table:table-cell office:value-type="float" office:value="17075.537910833">
                <text:p>17075.537910833</text:p>
              </table:table-cell>
              <table:table-cell office:value-type="float" office:value="0.0207888297351481">
                <text:p>0.0207888297351481</text:p>
              </table:table-cell>
              <table:table-cell office:value-type="float" office:value="17616.3920528051">
                <text:p>17616.3920528051</text:p>
              </table:table-cell>
              <table:table-cell office:value-type="float" office:value="0.00715000090390626">
                <text:p>0.00715000090390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1.10618096806">
                <text:p>4771.10618096806</text:p>
              </table:table-cell>
              <table:table-cell office:value-type="float" office:value="0.0304365852">
                <text:p>0.0304365852</text:p>
              </table:table-cell>
              <table:table-cell office:value-type="float" office:value="21831.4252523084">
                <text:p>21831.4252523084</text:p>
              </table:table-cell>
              <table:table-cell office:value-type="float" office:value="0.014278707159521">
                <text:p>0.014278707159521</text:p>
              </table:table-cell>
              <table:table-cell office:value-type="float" office:value="9793.32321356601">
                <text:p>9793.32321356601</text:p>
              </table:table-cell>
              <table:table-cell office:value-type="float" office:value="0.0496573229852811">
                <text:p>0.0496573229852811</text:p>
              </table:table-cell>
              <table:table-cell office:value-type="float" office:value="8441.18785863579">
                <text:p>8441.18785863579</text:p>
              </table:table-cell>
              <table:table-cell office:value-type="float" office:value="0.0233557685481097">
                <text:p>0.0233557685481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9.5195836869">
                <text:p>4089.5195836869</text:p>
              </table:table-cell>
              <table:table-cell office:value-type="float" office:value="0.032365292421875">
                <text:p>0.032365292421875</text:p>
              </table:table-cell>
              <table:table-cell office:value-type="float" office:value="12000.0549400106">
                <text:p>12000.0549400106</text:p>
              </table:table-cell>
              <table:table-cell office:value-type="float" office:value="0.0157530750444785">
                <text:p>0.015753075044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09260165a423750b71a334d19b557c29f33afd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8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graphic-properties draw:stroke="solid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mean-value="true"/>
    </style:style>
    <style:style style:name="ch4" style:family="chart" style:data-style-name="N1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graphic-properties draw:stroke="solid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8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graphic-properties draw:stroke="solid"/>
      <style:text-properties fo:font-size="9pt" style:font-size-asian="9pt" style:font-size-complex="9pt"/>
    </style:style>
    <style:style style:name="ch10" style:family="chart" style:data-style-name="N128">
      <style:chart-properties chart:symbol-type="none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draw:stroke-dash="Ultrafine_20_Dashe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63cm" svg:height="11.874cm" xlink:href=".." xlink:type="simple" chart:class="chart:scatter" chart:style-name="ch1">
        <chart:title svg:x="9.866cm" svg:y="0.372cm" chart:style-name="ch2">
          <text:p>f_experiment vs Re</text:p>
        </chart:title>
        <chart:plot-area chart:style-name="ch3" table:cell-range-address="Sheet2.A1:Sheet2.B20" chart:data-source-has-labels="row" svg:x="2.245cm" svg:y="1.746cm" svg:width="20.77cm" svg:height="8.599cm">
          <chartooo:coordinate-region svg:x="3.528cm" svg:y="1.906cm" svg:width="18.93cm" svg:height="7.871cm"/>
          <chart:axis chart:dimension="x" chart:name="primary-x" chart:style-name="ch4">
            <chart:title svg:x="12.814cm" svg:y="10.226cm" chart:style-name="ch5">
              <text:p>R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1.262cm" svg:y="7.042cm" chart:style-name="ch9">
              <text:p>f_experiment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2.A1:Sheet2.A20" loext:label-string="f_experiment" chart:class="chart:scatter">
            <chart:domain table:cell-range-address="Sheet2.B1:Sheet2.B20"/>
            <chart:mean-value chart:style-name="ch11"/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_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5.55425814949">
                <text:p>1255.55425814949</text:p>
                <draw:g>
                  <svg:desc>Sheet2.B1:Sheet2.B20</svg:desc>
                </draw:g>
              </table:table-cell>
              <table:table-cell office:value-type="float" office:value="2.33452618260075">
                <text:p>2.33452618260075</text:p>
                <draw:g>
                  <svg:desc>Sheet2.A1:Sheet2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8.03267106709">
                <text:p>1468.03267106709</text:p>
              </table:table-cell>
              <table:table-cell office:value-type="float" office:value="0.643500081351563">
                <text:p>0.643500081351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9.51958368691">
                <text:p>4089.51958368691</text:p>
              </table:table-cell>
              <table:table-cell office:value-type="float" office:value="0.032365292421875">
                <text:p>0.032365292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1.10618096806">
                <text:p>4771.10618096806</text:p>
              </table:table-cell>
              <table:table-cell office:value-type="float" office:value="0.0304365852">
                <text:p>0.0304365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5.86597281151">
                <text:p>6815.86597281151</text:p>
              </table:table-cell>
              <table:table-cell office:value-type="float" office:value="0.02330301054375">
                <text:p>0.0233030105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97.45257009266">
                <text:p>7497.45257009266</text:p>
              </table:table-cell>
              <table:table-cell office:value-type="float" office:value="0.0219549024957645">
                <text:p>0.0219549024957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41.18785863579">
                <text:p>8441.18785863579</text:p>
              </table:table-cell>
              <table:table-cell office:value-type="float" office:value="0.0233557685481097">
                <text:p>0.023355768548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42.21236193611">
                <text:p>9542.21236193611</text:p>
              </table:table-cell>
              <table:table-cell office:value-type="float" office:value="0.019260651571875">
                <text:p>0.0192606515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93.32321356601">
                <text:p>9793.32321356601</text:p>
              </table:table-cell>
              <table:table-cell office:value-type="float" office:value="0.0496573229852811">
                <text:p>0.0496573229852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0.0549400106">
                <text:p>12000.0549400106</text:p>
              </table:table-cell>
              <table:table-cell office:value-type="float" office:value="0.0157530750444785">
                <text:p>0.0157530750444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75.537910833">
                <text:p>17075.537910833</text:p>
              </table:table-cell>
              <table:table-cell office:value-type="float" office:value="0.0207888297351481">
                <text:p>0.0207888297351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16.3920528051">
                <text:p>17616.3920528051</text:p>
              </table:table-cell>
              <table:table-cell office:value-type="float" office:value="0.00715000090390626">
                <text:p>0.00715000090390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831.4252523084">
                <text:p>21831.4252523084</text:p>
              </table:table-cell>
              <table:table-cell office:value-type="float" office:value="0.014278707159521">
                <text:p>0.014278707159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54.50640154">
                <text:p>22754.50640154</text:p>
              </table:table-cell>
              <table:table-cell office:value-type="float" office:value="0.00428553644188346">
                <text:p>0.00428553644188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91.5962469745">
                <text:p>26791.5962469745</text:p>
              </table:table-cell>
              <table:table-cell office:value-type="float" office:value="0.00309131208155376">
                <text:p>0.00309131208155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42.1890086269">
                <text:p>32142.1890086269</text:p>
              </table:table-cell>
              <table:table-cell office:value-type="float" office:value="0.00649578423539314">
                <text:p>0.00649578423539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155.5192281857">
                <text:p>35155.5192281857</text:p>
              </table:table-cell>
              <table:table-cell office:value-type="float" office:value="0.00560510488019388">
                <text:p>0.00560510488019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21.8489193083">
                <text:p>35421.8489193083</text:p>
              </table:table-cell>
              <table:table-cell office:value-type="float" office:value="0.0108477734925194">
                <text:p>0.0108477734925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458.0073981062">
                <text:p>38458.0073981062</text:p>
              </table:table-cell>
              <table:table-cell office:value-type="float" office:value="0.00996945942222824">
                <text:p>0.00996945942222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2.1130506381">
                <text:p>40482.1130506381</text:p>
              </table:table-cell>
              <table:table-cell office:value-type="float" office:value="0.00968954767691183">
                <text:p>0.00968954767691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09260165a423750b71a334d19b557c29f33afd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graphic-properties draw:stroke="solid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7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graphic-properties draw:stroke="solid"/>
      <style:text-properties fo:font-size="10.5pt" style:font-size-asian="9pt" style:font-size-complex="9pt"/>
    </style:style>
    <style:style style:name="ch13" style:family="chart" style:data-style-name="N12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4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12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5cm" svg:height="12.937cm" xlink:href=".." xlink:type="simple" chart:class="chart:scatter" chart:style-name="ch1">
        <chart:title svg:x="7.047cm" svg:y="0.213cm" chart:style-name="ch2">
          <text:p>f_experiment vs Re</text:p>
        </chart:title>
        <chart:subtitle svg:x="7.526cm" svg:y="0.777cm" chart:style-name="ch3">
          <text:p>on log-log scale</text:p>
        </chart:subtitle>
        <chart:legend svg:x="13.365cm" svg:y="1.412cm" style:legend-expansion="custom" chartooo:width="4.133cm" chartooo:height="3.582cm" style:legend-expansion-aspect-ratio="1.15382467895031" chart:style-name="ch4"/>
        <chart:plot-area chart:style-name="ch5" table:cell-range-address="Sheet3.F2:Sheet3.G6 Sheet3.A2:Sheet3.A2 Sheet3.A17:Sheet3.A17 Sheet3.F17:Sheet3.F21 Sheet3.A12:Sheet3.A12 Sheet3.F12:Sheet3.F15 Sheet3.A7:Sheet3.A7 Sheet3.F7:Sheet3.F10" chart:data-source-has-labels="row" svg:x="1.226cm" svg:y="1.509cm" svg:width="12.93cm" svg:height="11.097cm">
          <chartooo:coordinate-region svg:x="2.509cm" svg:y="1.669cm" svg:width="11.09cm" svg:height="10.369cm"/>
          <chart:axis chart:dimension="x" chart:name="primary-x" chart:style-name="ch6">
            <chart:title svg:x="9.102cm" svg:y="12.258cm" chart:style-name="ch7">
              <text:p>Re</text:p>
            </chart:title>
            <chart:grid chart:style-name="ch8" chart:class="major"/>
            <chart:grid chart:style-name="ch9" chart:class="minor"/>
          </chart:axis>
          <chart:axis chart:dimension="x" chart:name="secondary-x" chart:style-name="ch10"/>
          <chart:axis chart:dimension="y" chart:name="primary-y" chart:style-name="ch11">
            <chart:title svg:x="0.378cm" svg:y="6.971cm" chart:style-name="ch12">
              <text:p>f_experiment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3"/>
          <chart:series chart:attached-axis="primary-y" chart:style-name="ch14" chart:values-cell-range-address="Sheet3.F2:Sheet3.F6" chart:label-cell-address="Sheet3.A2:Sheet3.A2" chart:class="chart:scatter">
            <chart:domain table:cell-range-address="Sheet3.G2:Sheet3.G6"/>
            <chart:data-point chart:repeated="5"/>
          </chart:series>
          <chart:series chart:attached-axis="primary-y" chart:style-name="ch15" chart:values-cell-range-address="Sheet3.F17:Sheet3.F21" chart:label-cell-address="Sheet3.A17:Sheet3.A17" chart:class="chart:scatter">
            <chart:domain table:cell-range-address="Sheet3.G17:Sheet3.G21"/>
            <chart:data-point chart:repeated="5"/>
          </chart:series>
          <chart:series chart:attached-axis="primary-y" chart:style-name="ch16" chart:values-cell-range-address="Sheet3.F12:Sheet3.F15" chart:label-cell-address="Sheet3.A12:Sheet3.A12" chart:class="chart:scatter">
            <chart:domain table:cell-range-address="Sheet3.G12:Sheet3.G15"/>
            <chart:data-point chart:repeated="4"/>
          </chart:series>
          <chart:series chart:attached-axis="primary-y" chart:style-name="ch17" chart:values-cell-range-address="Sheet3.F7:Sheet3.F10" chart:label-cell-address="Sheet3.A7:Sheet3.A7" chart:class="chart:scatter">
            <chart:domain table:cell-range-address="Sheet3.G7:Sheet3.G10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.5 mm SS pipe</text:p>
                <draw:g>
                  <svg:desc>Sheet3.A2:Sheet3.A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6.5 mm SS pipe</text:p>
                <draw:g>
                  <svg:desc>Sheet3.A17:Sheet3.A1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9.5 mm SS pipe</text:p>
                <draw:g>
                  <svg:desc>Sheet3.A12:Sheet3.A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.5 mm SS pipe</text:p>
                <draw:g>
                  <svg:desc>Sheet3.A7:Sheet3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42.21236193611">
                <text:p>9542.21236193611</text:p>
                <draw:g>
                  <svg:desc>Sheet3.G2:Sheet3.G6</svg:desc>
                </draw:g>
              </table:table-cell>
              <table:table-cell office:value-type="float" office:value="0.019260651571875">
                <text:p>0.019260651571875</text:p>
                <draw:g>
                  <svg:desc>Sheet3.F2:Sheet3.F6</svg:desc>
                </draw:g>
              </table:table-cell>
              <table:table-cell office:value-type="float" office:value="40482.1130506381">
                <text:p>40482.1130506381</text:p>
                <draw:g>
                  <svg:desc>Sheet3.G17:Sheet3.G21</svg:desc>
                </draw:g>
              </table:table-cell>
              <table:table-cell office:value-type="float" office:value="0.00968954767691183">
                <text:p>0.00968954767691183</text:p>
                <draw:g>
                  <svg:desc>Sheet3.F17:Sheet3.F21</svg:desc>
                </draw:g>
              </table:table-cell>
              <table:table-cell office:value-type="float" office:value="35155.5192281857">
                <text:p>35155.5192281857</text:p>
                <draw:g>
                  <svg:desc>Sheet3.G12:Sheet3.G15</svg:desc>
                </draw:g>
              </table:table-cell>
              <table:table-cell office:value-type="float" office:value="0.00560510488019388">
                <text:p>0.00560510488019388</text:p>
                <draw:g>
                  <svg:desc>Sheet3.F12:Sheet3.F15</svg:desc>
                </draw:g>
              </table:table-cell>
              <table:table-cell office:value-type="float" office:value="26791.5962469745">
                <text:p>26791.5962469745</text:p>
                <draw:g>
                  <svg:desc>Sheet3.G7:Sheet3.G10</svg:desc>
                </draw:g>
              </table:table-cell>
              <table:table-cell office:value-type="float" office:value="0.00309131208155376">
                <text:p>0.00309131208155376</text:p>
                <draw:g>
                  <svg:desc>Sheet3.F7:Sheet3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97.45257009266">
                <text:p>7497.45257009266</text:p>
              </table:table-cell>
              <table:table-cell office:value-type="float" office:value="0.0219549024957645">
                <text:p>0.0219549024957645</text:p>
              </table:table-cell>
              <table:table-cell office:value-type="float" office:value="38458.0073981062">
                <text:p>38458.0073981062</text:p>
              </table:table-cell>
              <table:table-cell office:value-type="float" office:value="0.00996945942222824">
                <text:p>0.00996945942222824</text:p>
              </table:table-cell>
              <table:table-cell office:value-type="float" office:value="32142.1890086269">
                <text:p>32142.1890086269</text:p>
              </table:table-cell>
              <table:table-cell office:value-type="float" office:value="0.00649578423539314">
                <text:p>0.00649578423539314</text:p>
              </table:table-cell>
              <table:table-cell office:value-type="float" office:value="22754.50640154">
                <text:p>22754.50640154</text:p>
              </table:table-cell>
              <table:table-cell office:value-type="float" office:value="0.00428553644188346">
                <text:p>0.00428553644188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5.86597281151">
                <text:p>6815.86597281151</text:p>
              </table:table-cell>
              <table:table-cell office:value-type="float" office:value="0.02330301054375">
                <text:p>0.02330301054375</text:p>
              </table:table-cell>
              <table:table-cell office:value-type="float" office:value="35421.8489193083">
                <text:p>35421.8489193083</text:p>
              </table:table-cell>
              <table:table-cell office:value-type="float" office:value="0.0108477734925194">
                <text:p>0.0108477734925194</text:p>
              </table:table-cell>
              <table:table-cell office:value-type="float" office:value="17075.537910833">
                <text:p>17075.537910833</text:p>
              </table:table-cell>
              <table:table-cell office:value-type="float" office:value="0.0207888297351481">
                <text:p>0.0207888297351481</text:p>
              </table:table-cell>
              <table:table-cell office:value-type="float" office:value="17616.3920528051">
                <text:p>17616.3920528051</text:p>
              </table:table-cell>
              <table:table-cell office:value-type="float" office:value="0.00715000090390626">
                <text:p>0.00715000090390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1.10618096806">
                <text:p>4771.10618096806</text:p>
              </table:table-cell>
              <table:table-cell office:value-type="float" office:value="0.0304365852">
                <text:p>0.0304365852</text:p>
              </table:table-cell>
              <table:table-cell office:value-type="float" office:value="21831.4252523084">
                <text:p>21831.4252523084</text:p>
              </table:table-cell>
              <table:table-cell office:value-type="float" office:value="0.014278707159521">
                <text:p>0.014278707159521</text:p>
              </table:table-cell>
              <table:table-cell office:value-type="float" office:value="9793.32321356601">
                <text:p>9793.32321356601</text:p>
              </table:table-cell>
              <table:table-cell office:value-type="float" office:value="0.0496573229852811">
                <text:p>0.0496573229852811</text:p>
              </table:table-cell>
              <table:table-cell office:value-type="float" office:value="8441.18785863579">
                <text:p>8441.18785863579</text:p>
              </table:table-cell>
              <table:table-cell office:value-type="float" office:value="0.0233557685481097">
                <text:p>0.0233557685481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9.51958368691">
                <text:p>4089.51958368691</text:p>
              </table:table-cell>
              <table:table-cell office:value-type="float" office:value="0.032365292421875">
                <text:p>0.032365292421875</text:p>
              </table:table-cell>
              <table:table-cell office:value-type="float" office:value="12000.0549400106">
                <text:p>12000.0549400106</text:p>
              </table:table-cell>
              <table:table-cell office:value-type="float" office:value="0.0157530750444785">
                <text:p>0.015753075044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09260165a423750b71a334d19b557c29f33afd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